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8"/>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7">
      <style:paragraph-properties fo:margin-top="0in" fo:margin-bottom="0in" style:contextual-spacing="false"/>
    </style:style>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paragraph-properties fo:margin-top="0in" fo:margin-bottom="0in" style:contextual-spacing="false"/>
    </style:style>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stalling-and-configuring-apache"/>Installing and Configuring Apache<text:bookmark-end text:name="installing-and-configuring-apache"/></text:h>
      <text:h text:style-name="Heading_20_2" text:outline-level="2"><text:bookmark-start text:name="introduction"/>Introduction<text:bookmark-end text:name="introduction"/></text:h>
      <text:p text:style-name="First_20_paragraph">Apache HTTP Server is a widely used, open-source web server software. Think of it as the digital foundation that allows your website to be accessible on the internet. When someone types your website's address into their browser, Apache is the software that receives that request and sends back the website's files (like HTML, CSS, images, etc.) so the user can see the page. It's like a postal service for the web, taking requests and delivering content. Its reliability, flexibility through modules, and strong community support have made it a cornerstone of the internet for decades.</text:p>
      <text:p text:style-name="Text_20_body">Apache remains a popular choice for several strong reasons:</text:p>
      <text:list xml:id="list3558593006" text:style-name="L7">
        <text:list-item>
          <text:p text:style-name="P7"><text:span text:style-name="T1">Highly Flexible</text:span>: Its modular design allows you to enable or disable features as needed, like adding specialized tools to your workshop.</text:p>
        </text:list-item>
        <text:list-item>
          <text:p text:style-name="P7"><text:span text:style-name="T1">Extensively Customizable</text:span>: With a vast library of modules, Apache can be tailored to very specific requirements.</text:p>
        </text:list-item>
        <text:list-item>
          <text:p text:style-name="P7"><text:span text:style-name="T1">Decentralized Configuration</text:span>: The <text:span text:style-name="Source_5f_Text">.htaccess</text:span> file allows for configuration changes at the directory level, offering great flexibility, especially in shared environments.</text:p>
        </text:list-item>
        <text:list-item>
          <text:p text:style-name="P7"><text:span text:style-name="T1">Mature and Well-Supported</text:span>: Its long history means a large community, extensive documentation, and plenty of available help.</text:p>
        </text:list-item>
        <text:list-item>
          <text:p text:style-name="P7"><text:span text:style-name="T1">Broad Compatibility</text:span>: Apache works well across various operating systems and with a wide array of applications.</text:p>
        </text:list-item>
      </text:list>
      <text:h text:style-name="Heading_20_2" text:outline-level="2"><text:bookmark-start text:name="installation-of-apache"/>Installation of Apache<text:bookmark-end text:name="installation-of-apache"/></text:h>
      <text:h text:style-name="Heading_20_3" text:outline-level="3"><text:bookmark-start text:name="update-apt-package-list"/>Update <text:span text:style-name="Source_5f_Text">apt</text:span> Package List<text:bookmark-end text:name="update-apt-package-list"/></text:h>
      <text:p text:style-name="First_20_paragraph">First things first, on Debian-base Linux distributions, we use a tool called <text:span text:style-name="Source_5f_Text">apt</text:span> (Advanced Package Tool) to manage software. Before we install any new software, it's a good practice to update the package lists. Think of these lists as the store's inventory catalog. Running the update command ensures your system has the latest information about what software is available.</text:p>
      <text:p text:style-name="Text_20_body">To update the package lists, you'll use this command in your terminal:</text:p>
      <text:p text:style-name="Preformatted_20_Text"><text:span text:style-name="FunctionTok">sudo</text:span><text:span text:style-name="NormalTok"> apt update</text:span> </text:p>
      <text:p text:style-name="First_20_paragraph">The <text:span text:style-name="Source_5f_Text">sudo</text:span> part means you're running the command with administrative privileges, which are needed to make system-wide changes. This command will go out and check for the newest package information.</text:p>
      <text:h text:style-name="Heading_20_3" text:outline-level="3"><text:bookmark-start text:name="install-apache"/><text:soft-page-break/>Install Apache<text:bookmark-end text:name="install-apache"/></text:h>
      <text:p text:style-name="First_20_paragraph">Now that your system's package list is up to date, we can actually install the Apache web server software.</text:p>
      <text:p text:style-name="Text_20_body">Think of this step like ordering and receiving the Apache software from the store. We'll use the <text:span text:style-name="Source_5f_Text">apt install</text:span> command followed by the name of the Apache package, which is <text:span text:style-name="Source_5f_Text">apache2</text:span>.</text:p>
      <text:p text:style-name="Text_20_body">In your terminal, type the following command and press Enter:</text:p>
      <text:p text:style-name="Preformatted_20_Text"><text:span text:style-name="FunctionTok">sudo</text:span><text:span text:style-name="NormalTok"> apt install apache2</text:span> </text:p>
      <text:p text:style-name="First_20_paragraph"><text:span text:style-name="Source_5f_Text">sudo</text:span> again gives you the necessary permissions to install software. <text:span text:style-name="Source_5f_Text">apt install</text:span> tells the system you want to install a package, and <text:span text:style-name="Source_5f_Text">apache2</text:span> is the name of that package.</text:p>
      <text:p text:style-name="Text_20_body">During the installation, <text:span text:style-name="Source_5f_Text">apt</text:span> might ask you to confirm that you want to install Apache and its dependencies. Just type <text:span text:style-name="Source_5f_Text">y</text:span> for "yes" and press Enter.</text:p>
      <text:p text:style-name="Text_20_body">Once the installation is complete, you should see a message indicating that Apache2 has been installed successfully.</text:p>
      <text:h text:style-name="Heading_20_3" text:outline-level="3"><text:bookmark-start text:name="check-the-installation"/>Check the Installation<text:bookmark-end text:name="check-the-installation"/></text:h>
      <text:p text:style-name="First_20_paragraph">Now that Apache is installed, we need to make sure it's actually running. Think of this as confirming that the software we just received from the store is powered on and ready to serve customers.</text:p>
      <text:p text:style-name="Text_20_body">On Linux systems that use systemd, you can check the status of the Apache service using the <text:span text:style-name="Source_5f_Text">systemctl</text:span> command.</text:p>
      <text:p text:style-name="Text_20_body">Open your terminal and type:</text:p>
      <text:p text:style-name="Preformatted_20_Text"><text:span text:style-name="ExtensionTok">systemctl</text:span><text:span text:style-name="NormalTok"> status apache2</text:span> </text:p>
      <text:p text:style-name="First_20_paragraph">This command will give you information about the Apache2 service, including whether it's active (running), any recent logs, and its overall status.</text:p>
      <text:p text:style-name="Text_20_body">Look for a line that says something like: <text:span text:style-name="Source_5f_Text">Active: active (running) since....</text:span> If you see this, it means Apache is successfully installed and running!</text:p>
      <text:h text:style-name="Heading_20_2" text:outline-level="2"><text:bookmark-start text:name="basic-configuration-of-apache"/>Basic Configuration of Apache<text:bookmark-end text:name="basic-configuration-of-apache"/></text:h>
      <text:p text:style-name="First_20_paragraph">The main configuration file for Apache on Ubuntu is called <text:span text:style-name="Source_5f_Text">apache2.conf</text:span>. This file contains the global directives that control the overall behavior of the Apache server. It's like the main rulebook for how Apache functions.</text:p>
      <text:p text:style-name="Text_20_body">You can find this file in the <text:span text:style-name="Source_5f_Text">/etc/apache2/</text:span> directory. While you won't typically edit this file directly for most website configurations, it's important to know it exists and that it sets the foundation for Apache's operation.</text:p>
      <text:p text:style-name="Text_20_body">Instead of directly modifying apache2.conf, we often work with other configuration files that are <text:soft-page-break/>organized within the <text:span text:style-name="Source_5f_Text">/etc/apache2/</text:span> directory. These files allow for a more modular and manageable approach to configuring Apache.</text:p>
      <text:h text:style-name="Heading_20_3" text:outline-level="3"><text:bookmark-start text:name="virtual-hosts"/>Virtual Hosts<text:bookmark-end text:name="virtual-hosts"/></text:h>
      <text:p text:style-name="First_20_paragraph">Imagine you have a single server, but you want to host multiple websites on it (like <text:span text:style-name="Source_5f_Text">website1.com</text:span>, <text:span text:style-name="Source_5f_Text">website2.net</text:span>, etc.). Virtual hosts allow you to do just that. They let you configure Apache to respond differently based on the domain name or IP address that a user uses to access the server.</text:p>
      <text:p text:style-name="Text_20_body">Think of it like having multiple different businesses operating out of the same building. Each business has its own storefront, its own rules, and its own inventory, even though they share the same physical address. In the same way, each virtual host has its own configuration, its own web files, and responds to specific domain names.</text:p>
      <text:p text:style-name="Text_20_body">The configuration for these virtual hosts is primarily managed in files located in the <text:span text:style-name="Source_5f_Text">/etc/apache2/sites-available/</text:span> directory. Each website you want to host will typically have its own configuration file within this directory.</text:p>
      <text:h text:style-name="Heading_20_3" text:outline-level="3"><text:bookmark-start text:name="enabledisable-a-virtual-host"/>Enable/Disable a Virtual Host<text:bookmark-end text:name="enabledisable-a-virtual-host"/></text:h>
      <text:p text:style-name="First_20_paragraph">Now that we covered the concept of virtual hosts and where their configuration files reside (<text:span text:style-name="Source_5f_Text">/etc/apache2/sites-available/</text:span>), let's talk about how to actually enable and disable these configurations.</text:p>
      <text:p text:style-name="Text_20_body">Think of the files in <text:span text:style-name="Source_5f_Text">/etc/apache2/sites-available/</text:span> as blueprints for different websites you might want to host. These blueprints aren't active until you explicitly tell Apache to use them. This is where the <text:span text:style-name="Source_5f_Text">a2ensite</text:span> command comes in.</text:p>
      <text:p text:style-name="Text_20_body"><text:span text:style-name="Source_5f_Text">a2ensite</text:span> is a utility that creates symbolic links (think of them as shortcuts) from the configuration file in <text:span text:style-name="Source_5f_Text">/etc/apache2/sites-available/</text:span> to another directory called <text:span text:style-name="Source_5f_Text">/etc/apache2/sites-enabled/</text:span>. The files in the <text:span text:style-name="Source_5f_Text">sites-enabled</text:span> directory are the ones that Apache actually reads and uses when it starts up or reloads its configuration.</text:p>
      <text:p text:style-name="Text_20_body">For example, if you have a virtual host configuration file named <text:span text:style-name="Source_5f_Text">mywebsite.conf</text:span> in <text:span text:style-name="Source_5f_Text">/etc/apache2/sites-available/</text:span>, you would enable it using the command:</text:p>
      <text:p text:style-name="Preformatted_20_Text"><text:span text:style-name="FunctionTok">sudo</text:span><text:span text:style-name="NormalTok"> a2ensite mywebsite.conf</text:span> </text:p>
      <text:p text:style-name="First_20_paragraph">Similarly, if you want to disable a virtual host, you would use the <text:span text:style-name="Source_5f_Text">a2dissite</text:span> command. This command removes the symbolic link from the <text:span text:style-name="Source_5f_Text">sites-enabled</text:span> directory, effectively telling Apache to ignore that configuration. For example, to disable <text:span text:style-name="Source_5f_Text">mywebsite.conf</text:span>, you would use:</text:p>
      <text:p text:style-name="Preformatted_20_Text"><text:span text:style-name="FunctionTok">sudo</text:span><text:span text:style-name="NormalTok"> a2dissite mywebsite.conf</text:span> </text:p>
      <text:p text:style-name="First_20_paragraph">After enabling or disabling a site, you need to tell Apache to reload its configuration so that these changes take effect.</text:p>
      <text:h text:style-name="Heading_20_3" text:outline-level="3"><text:bookmark-start text:name="reload-or-restart-apache"/><text:soft-page-break/>Reload or Restart Apache<text:bookmark-end text:name="reload-or-restart-apache"/></text:h>
      <text:p text:style-name="First_20_paragraph">Now, after you've used <text:span text:style-name="Source_5f_Text">a2ensite</text:span> or <text:span text:style-name="Source_5f_Text">a2dissite</text:span> to make changes to your virtual host configurations, these changes won't take effect immediately. Apache needs to reload its configuration to recognize and apply them.</text:p>
      <text:p text:style-name="Text_20_body">There are two main commands you can use to do this:</text:p>
      <text:list xml:id="list3075135711" text:style-name="L8">
        <text:list-item>
          <text:p text:style-name="P8"><text:span text:style-name="T1">Reloading Apache</text:span>: This tells Apache to reread its configuration files without interrupting existing connections. It's like the manager quickly glancing at the updated manuals without disrupting the ongoing business. You can do this with the command:</text:p>
          <text:p text:style-name="P2"><text:span text:style-name="FunctionTok">sudo</text:span><text:span text:style-name="NormalTok"> systemctl reload apache2</text:span> </text:p>
        </text:list-item>
        <text:list-item>
          <text:p text:style-name="P8"><text:span text:style-name="T1">Restarting Apache</text:span>: This completely stops and then restarts the Apache service. It's like closing down the entire building and then reopening it with the new rules in place. This can sometimes be necessary if the configuration changes are more significant, but reloading is generally preferred as it avoids interrupting service. You can restart Apache with the command:</text:p>
          <text:p text:style-name="P2"><text:span text:style-name="FunctionTok">sudo</text:span><text:span text:style-name="NormalTok"> systemctl restart apache2</text:span> </text:p>
        </text:list-item>
      </text:list>
      <text:p text:style-name="First_20_paragraph">Generally, for enabling or disabling virtual hosts, a reload (<text:span text:style-name="Source_5f_Text">sudo systemctl reload apache2</text:span>) is sufficient.</text:p>
      <text:h text:style-name="Heading_20_3" text:outline-level="3"><text:bookmark-start text:name="example-virtual-host-configuration"/>Example Virtual Host Configuration<text:bookmark-end text:name="example-virtual-host-configuration"/></text:h>
      <text:p text:style-name="First_20_paragraph">Here's a typical virtual host configuration file you might find in <text:span text:style-name="Source_5f_Text">/etc/apache2/sites-available/mywebsite.com.conf</text:span>:</text:p>
      <text:p text:style-name="Preformatted_20_Text"><text:span text:style-name="FunctionTok">&lt;VirtualHost</text:span><text:span text:style-name="AttributeTok"> *:80</text:span><text:span text:style-name="FunctionTok">&gt;</text:span> </text:p>
      <text:p text:style-name="Preformatted_20_Text"><text:span text:style-name="NormalTok"><text:s text:c="4"/>ServerAdmin</text:span><text:span text:style-name="StringTok"> webmaster@mywebsite.com</text:span> </text:p>
      <text:p text:style-name="Preformatted_20_Text"><text:span text:style-name="NormalTok"><text:s text:c="4"/>ServerName</text:span><text:span text:style-name="StringTok"> mywebsite.com</text:span> </text:p>
      <text:p text:style-name="Preformatted_20_Text"><text:span text:style-name="NormalTok"><text:s text:c="4"/>ServerAlias</text:span><text:span text:style-name="StringTok"> www.mywebsite.com</text:span> </text:p>
      <text:p text:style-name="Preformatted_20_Text"><text:span text:style-name="NormalTok"><text:s text:c="4"/>DocumentRoot</text:span><text:span text:style-name="StringTok"> /var/www/mywebsite.com/public_html</text:span> </text:p>
      <text:p text:style-name="Preformatted_20_Text"><text:span text:style-name="NormalTok"><text:s text:c="4"/>ErrorLog</text:span><text:span text:style-name="StringTok"> ${APACHE_LOG_DIR}/mywebsite.com-error.log</text:span> </text:p>
      <text:p text:style-name="Preformatted_20_Text"><text:span text:style-name="NormalTok"><text:s text:c="4"/>CustomLog</text:span><text:span text:style-name="StringTok"> ${APACHE_LOG_DIR}/mywebsite.com-access.log combined</text:span> </text:p>
      <text:p text:style-name="Preformatted_20_Text"><text:span text:style-name="FunctionTok">&lt;/VirtualHost&gt;</text:span> </text:p>
      <text:p text:style-name="First_20_paragraph">Now, let's break down each of these sections:</text:p>
      <text:list xml:id="list1268146718" text:style-name="L9">
        <text:list-item>
          <text:p text:style-name="P9"><text:span text:style-name="Source_5f_Text">&lt;VirtualHost *:80&gt;</text:span>: This is the opening tag for the virtual host configuration.</text:p>
          <text:list text:style-name="L10">
            <text:list-item>
              <text:p text:style-name="P10"><text:span text:style-name="Source_5f_Text">VirtualHost</text:span>: This directive defines a virtual host.</text:p>
            </text:list-item>
            <text:list-item>
              <text:p text:style-name="P10"><text:span text:style-name="Source_5f_Text">*:80</text:span>: This specifies that this virtual host will respond to requests on any IP address (<text:span text:style-name="Source_5f_Text">*</text:span>) on port 80. Port 80 is the standard port for HTTP (unsecured web traffic). Think of it as saying, "Listen for web requests on the default web door."</text:p>
            </text:list-item>
          </text:list>
        </text:list-item>
        <text:list-item>
          <text:p text:style-name="P9"><text:span text:style-name="Source_5f_Text">ServerAdmin webmaster@mywebsite.com</text:span>: This sets the email address of the server administrator for this virtual host. This is often used in error messages. It's like having a contact email for issues related to this specific website.</text:p>
        </text:list-item>
        <text:list-item>
          <text:p text:style-name="P9"><text:span text:style-name="Source_5f_Text">ServerName mywebsite.com</text:span>: This specifies the primary domain name for this virtual <text:soft-page-break/>host. When a user types <text:span text:style-name="Source_5f_Text">mywebsite.com</text:span> in their browser, Apache will know to use this configuration. This is the main identifier for this website's storefront.</text:p>
        </text:list-item>
        <text:list-item>
          <text:p text:style-name="P9"><text:span text:style-name="Source_5f_Text">ServerAlias www.mywebsite.com</text:span>: This defines alternative domain names or subdomains that should also point to this virtual host. So, if someone types <text:span text:style-name="Source_5f_Text">www.mywebsite.com</text:span>, they will also be directed to the same website. It's like having a secondary name for the same business.</text:p>
        </text:list-item>
        <text:list-item>
          <text:p text:style-name="P9"><text:span text:style-name="Source_5f_Text">DocumentRoot /var/www/mywebsite.com/public_html</text:span>: This is a crucial directive. It specifies the directory on the server where the website's files are located. When someone requests a page from <text:span text:style-name="Source_5f_Text">mywebsite.com</text:span>, Apache will look in this directory for the files to send to the user. Think of this as the main storage room for this specific website's inventory.</text:p>
        </text:list-item>
        <text:list-item>
          <text:p text:style-name="P9"><text:span text:style-name="Source_5f_Text">ErrorLog ${APACHE_LOG_DIR}/mywebsite.com-error.log</text:span>: This defines the file where Apache will record any errors that occur specifically for this virtual host. It's like having a separate logbook for problems encountered by this specific business. <text:span text:style-name="Source_5f_Text">${APACHE_LOG_DIR}</text:span> is a variable that usually points to <text:span text:style-name="Source_5f_Text">/var/log/apache2/</text:span>.</text:p>
        </text:list-item>
        <text:list-item>
          <text:p text:style-name="P9"><text:span text:style-name="Source_5f_Text">CustomLog ${APACHE_LOG_DIR}/mywebsite.com-access.log combined</text:span>: This defines the file where Apache will record all the requests made to this virtual host. It logs who accessed the site, what pages they looked at, and more. This is like keeping a record of all the customers who visited this storefront. <text:span text:style-name="Source_5f_Text">combined</text:span> is a common log format that includes various details about each request.</text:p>
        </text:list-item>
      </text:list>
      <text:h text:style-name="Heading_20_2" text:outline-level="2"><text:bookmark-start text:name="important-apache-directories"/>Important Apache Directories<text:bookmark-end text:name="important-apache-directories"/></text:h>
      <text:p text:style-name="First_20_paragraph">let's move on to discussing some <text:span text:style-name="T1">Important Apache Directories</text:span> that you'll encounter frequently as a system administrator. These directories are like the key rooms and storage areas within our web server building.</text:p>
      <text:h text:style-name="Heading_20_3" text:outline-level="3"><text:bookmark-start text:name="varwwwhtml"/><text:span text:style-name="Source_5f_Text">/var/www/html/</text:span><text:bookmark-end text:name="varwwwhtml"/></text:h>
      <text:p text:style-name="First_20_paragraph">We'll start with the first one: <text:span text:style-name="Source_5f_Text">/var/www/html/</text:span>.</text:p>
      <text:p text:style-name="Text_20_body">This directory is the <text:span text:style-name="T1">default web document root</text:span> for Apache on Debian-based Linux distributions. Think of it as the main storage room where the files for your primary website are kept by default. When someone accesses your server's IP address without specifying a particular virtual host, Apache will look in this directory for the files to serve.</text:p>
      <text:p text:style-name="Text_20_body">Inside this directory, you'll typically find the main HTML file of your website (often called <text:span text:style-name="Source_5f_Text">index.html</text:span>) and other related assets like CSS files, JavaScript files, and images.</text:p>
      <text:p text:style-name="Text_20_body">While <text:span text:style-name="Source_5f_Text">/var/www/html/</text:span> is the default, when you set up virtual hosts (like we just discussed with <text:span text:style-name="Source_5f_Text">mywebsite.com</text:span>), you can specify a different <text:span text:style-name="Source_5f_Text">DocumentRoot</text:span> for each website, allowing you to organize the files for multiple sites separately. In our <text:span text:style-name="Source_5f_Text">mywebsite.com.conf</text:span> example, we set the <text:span text:style-name="Source_5f_Text">DocumentRoot</text:span> to <text:span text:style-name="Source_5f_Text">/var/www/mywebsite.com/public_html/</text:span>.</text:p>
      <text:h text:style-name="Heading_20_3" text:outline-level="3"><text:bookmark-start text:name="etcapache2"/><text:soft-page-break/><text:span text:style-name="Source_5f_Text">/etc/apache2</text:span><text:bookmark-end text:name="etcapache2"/></text:h>
      <text:p text:style-name="First_20_paragraph">Let's explore another very important directory: <text:span text:style-name="Source_5f_Text">/etc/apache2/</text:span>.</text:p>
      <text:p text:style-name="Text_20_body">Think of this directory as the control center for your Apache web server. It's where all the main configuration files and subdirectories that govern Apache's behavior are stored. Just like a control center houses the essential systems and settings for a building, <text:span text:style-name="Source_5f_Text">/etc/apache2/</text:span> contains everything Apache needs to know how to operate.</text:p>
      <text:p text:style-name="Text_20_body">Here are some key things you'll find within <text:span text:style-name="Source_5f_Text">/etc/apache2/</text:span>:</text:p>
      <text:list xml:id="list3463111382" text:style-name="L11">
        <text:list-item>
          <text:p text:style-name="P11"><text:span text:style-name="Source_5f_Text">apache2.conf</text:span>: As we discussed earlier, this is the main configuration file.</text:p>
        </text:list-item>
        <text:list-item>
          <text:p text:style-name="P11"><text:span text:style-name="Source_5f_Text">conf-available/</text:span> <text:span text:style-name="T1">and</text:span> <text:span text:style-name="Source_5f_Text">conf-enabled/</text:span>: These directories are used for managing additional configuration snippets. You can place configuration files in <text:span text:style-name="Source_5f_Text">conf-available/</text:span> and then enable them by creating symbolic links in <text:span text:style-name="Source_5f_Text">conf-enabled/</text:span> using the <text:span text:style-name="Source_5f_Text">a2enconf</text:span> and <text:span text:style-name="Source_5f_Text">a2disconf</text:span> utilities (similar to <text:span text:style-name="Source_5f_Text">a2ensite</text:span> and <text:span text:style-name="Source_5f_Text">a2dissite</text:span>). This helps keep the main <text:span text:style-name="Source_5f_Text">apache2.conf</text:span> file cleaner. Think of these as separate departments with their own specific rules that can be easily activated or deactivated.</text:p>
        </text:list-item>
        <text:list-item>
          <text:p text:style-name="P11"><text:span text:style-name="Source_5f_Text">mods-available/</text:span> <text:span text:style-name="T1">and</text:span> <text:span text:style-name="Source_5f_Text">mods-enabled/</text:span>: These directories manage Apache modules. Modules extend Apache's functionality (like handling different types of content or providing security features). You can enable or disable modules using <text:span text:style-name="Source_5f_Text">a2enmod</text:span> and <text:span text:style-name="Source_5f_Text">a2dismod</text:span>. These are like specialized tools that you can add to or remove from your workshop as needed.</text:p>
        </text:list-item>
        <text:list-item>
          <text:p text:style-name="P11"><text:span text:style-name="Source_5f_Text">sites-available/</text:span> <text:span text:style-name="T1">and</text:span> <text:span text:style-name="Source_5f_Text">sites-enabled/</text:span>: As we've already covered, these directories contain the virtual host configuration files.</text:p>
        </text:list-item>
      </text:list>
      <text:p text:style-name="First_20_paragraph">Becoming familiar with the layout of <text:span text:style-name="Source_5f_Text">/etc/apache2/</text:span> is crucial for effectively managing your Apache server. It's the central hub for all things configuration.</text:p>
      <text:h text:style-name="Heading_20_3" text:outline-level="3"><text:bookmark-start text:name="varlogapache2"/><text:span text:style-name="Source_5f_Text">/var/log/apache2/</text:span><text:bookmark-end text:name="varlogapache2"/></text:h>
      <text:p text:style-name="First_20_paragraph">Think of this directory as the <text:span text:style-name="T1">record-keeping</text:span> room for your Apache web server. It's where Apache stores log files that track all the activity on your server. These logs are invaluable for monitoring your server's health, troubleshooting issues, and understanding who is accessing your websites.</text:p>
      <text:p text:style-name="Text_20_body">Inside <text:span text:style-name="Source_5f_Text">/var/log/apache2/</text:span>, you'll typically find two main types of log files:</text:p>
      <text:list xml:id="list1195861921" text:style-name="L12">
        <text:list-item>
          <text:p text:style-name="P12"><text:span text:style-name="Source_5f_Text">access.log</text:span>: This file records every request that is made to your web server. Each line in this file usually contains information about who accessed the server, what they requested, and when. It's like a detailed guestbook for your website.</text:p>
        </text:list-item>
        <text:list-item>
          <text:p text:style-name="P12"><text:span text:style-name="Source_5f_Text">error.log</text:span>: This file records any errors or problems that Apache encounters. If a user tries to access a page that doesn't exist, or if there's a problem with your website's code, the details will often be logged here. This is your go-to file when something isn't working <text:soft-page-break/>correctly.</text:p>
        </text:list-item>
      </text:list>
      <text:p text:style-name="First_20_paragraph">As a system administrator, you'll frequently refer to these log files to diagnose issues, track traffic patterns, and ensure your server is running smoothly. Knowing where to find them is the first step in effectively using them.</text:p>
      <text:h text:style-name="Heading_20_2" text:outline-level="2"><text:bookmark-start text:name="basic-firewall-configuration-for-web-services"/>Basic Firewall Configuration for Web Services<text:bookmark-end text:name="basic-firewall-configuration-for-web-services"/></text:h>
      <text:p text:style-name="First_20_paragraph">Think of your server as a building, and the firewall as its security system. By default, a server might have many doors (ports) open, some of which could be vulnerable. A firewall allows you to control which doors are open for specific types of traffic. For a web server, we need to make sure the doors for web traffic are open while keeping others closed to prevent unauthorized access.</text:p>
      <text:p text:style-name="Text_20_body">On Linux, a common firewall tool is <text:span text:style-name="Source_5f_Text">ufw</text:span> (Uncomplicated Firewall). It provides a user-friendly way to manage firewall rules.</text:p>
      <text:p text:style-name="Text_20_body">For web services, the two main ports we need to consider are:</text:p>
      <text:list xml:id="list1272768407" text:style-name="L13">
        <text:list-item>
          <text:p text:style-name="P13"><text:span text:style-name="T1">Port 80 (HTTP)</text:span>: This is the standard port for unencrypted web traffic (the kind you see with <text:span text:style-name="Source_5f_Text">http://</text:span> in the URL). Think of this as the main entrance for regular website visitors.</text:p>
        </text:list-item>
        <text:list-item>
          <text:p text:style-name="P13"><text:span text:style-name="T1">Port 443 (HTTPS)</text:span>: This is the standard port for secure, encrypted web traffic (the kind you see with <text:span text:style-name="Source_5f_Text">https://</text:span> in the URL). This is like a more secure entrance for sensitive communications.</text:p>
        </text:list-item>
      </text:list>
      <text:p text:style-name="First_20_paragraph">If your firewall is enabled and these ports are not open, users won't be able to access your website. Therefore, we need to configure <text:span text:style-name="Source_5f_Text">ufw</text:span> to allow traffic on these ports.</text:p>
      <text:h text:style-name="Heading_20_3" text:outline-level="3"><text:bookmark-start text:name="allow-access-to-ports-80-and-443"/>Allow Access to Ports 80 and 443<text:bookmark-end text:name="allow-access-to-ports-80-and-443"/></text:h>
      <text:p text:style-name="First_20_paragraph">First, you'll likely need to enable <text:span text:style-name="Source_5f_Text">ufw</text:span> if it's not already active. You can do this with the command:</text:p>
      <text:p text:style-name="Preformatted_20_Text"><text:span text:style-name="FunctionTok">sudo</text:span><text:span text:style-name="NormalTok"> ufw enable</text:span> </text:p>
      <text:p text:style-name="First_20_paragraph">You might get a warning about existing SSH connections. If you're accessing your server remotely via SSH (which is common for server administration), you'll want to make sure that SSH traffic is also allowed by the firewall. By default, <text:span text:style-name="Source_5f_Text">ufw</text:span> often allows outgoing traffic and might already have a rule for incoming SSH on port 22 (or a different port if you've configured it).</text:p>
      <text:p text:style-name="Text_20_body">Once <text:span text:style-name="Source_5f_Text">ufw</text:span> is enabled, you can allow traffic on port 80 (HTTP) using the command:</text:p>
      <text:p text:style-name="Preformatted_20_Text"><text:span text:style-name="FunctionTok">sudo</text:span><text:span text:style-name="NormalTok"> ufw allow 80</text:span> </text:p>
      <text:p text:style-name="First_20_paragraph">And to allow traffic on port 443 (HTTPS), you'll use:</text:p>
      <text:p text:style-name="Preformatted_20_Text"><text:span text:style-name="FunctionTok">sudo</text:span><text:span text:style-name="NormalTok"> ufw allow 443</text:span> </text:p>
      <text:p text:style-name="First_20_paragraph">These commands tell <text:span text:style-name="Source_5f_Text">ufw</text:span> to permit incoming connections on these specific ports. Think of it as telling the security system to let traffic through these designated entrances.</text:p>
      <text:p text:style-name="Text_20_body"><text:soft-page-break/>After running these commands, it's a good idea to check the status of ufw to see the rules you've added. You can do this with:</text:p>
      <text:p text:style-name="Preformatted_20_Text"><text:span text:style-name="FunctionTok">sudo</text:span><text:span text:style-name="NormalTok"> ufw status</text:span> </text:p>
      <text:p text:style-name="First_20_paragraph">The output should show that ports 80 and 443 are now allow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1:21Z</meta:creation-date>
    <dc:date>2025-06-10T12:10:01.633596393</dc:date>
    <meta:editing-duration>PT19S</meta:editing-duration>
    <meta:editing-cycles>1</meta:editing-cycles>
    <meta:document-statistic meta:table-count="0" meta:image-count="0" meta:object-count="0" meta:page-count="8" meta:paragraph-count="117" meta:word-count="2547" meta:character-count="16419" meta:non-whitespace-character-count="13969"/>
  </office:meta>
</office:document-meta>
</file>